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style="italic" officeooo:rsid="00163be5" officeooo:paragraph-rsid="00163be5" style:font-size-asian="20pt" style:font-style-asian="italic" style:font-size-complex="20pt" style:font-style-complex="italic"/>
    </style:style>
    <style:style style:name="P2" style:family="paragraph" style:parent-style-name="Standard">
      <style:paragraph-properties fo:line-height="150%"/>
      <style:text-properties fo:font-size="14pt" officeooo:rsid="00163be5" officeooo:paragraph-rsid="00163be5" style:font-size-asian="14pt" style:font-size-complex="14pt"/>
    </style:style>
    <style:style style:name="P3" style:family="paragraph" style:parent-style-name="Standard">
      <style:paragraph-properties fo:line-height="150%"/>
      <style:text-properties fo:font-size="14pt" officeooo:rsid="0018a95b" officeooo:paragraph-rsid="0018a95b" style:font-size-asian="14pt" style:font-size-complex="14pt"/>
    </style:style>
    <style:style style:name="P4" style:family="paragraph" style:parent-style-name="Standard">
      <style:paragraph-properties fo:line-height="150%"/>
      <style:text-properties fo:font-size="14pt" officeooo:rsid="00163be5" officeooo:paragraph-rsid="00163be5" style:font-size-asian="14pt" style:font-size-complex="14pt"/>
    </style:style>
    <style:style style:name="T1" style:family="text">
      <style:text-properties officeooo:rsid="0018a9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datek k ŠVP</text:p>
      <text:p text:style-name="P1"/>
      <text:p text:style-name="P2">Vzhledem k tomu, že se změnilo vedení školy i rodiče žáků, bylo 26.5.2014 na třídní schůzce odsouhlaseno a školskou radou 4.6.2014 schváleno slovní hodnocení pro 1.a 2.ročník základní školy a hodnocení známkou pro žáky 3.,4. a 5.ročníku. V případě, že žák bude přestupovat na jinou základní školu, bude mu hodnocení slovní převedeno na hodnocení známkou. </text:p>
      <text:p text:style-name="P3">Slovní hodnocení pro 1.a 2. ročník začne platit od školního roku 2014/2015</text:p>
      <text:p text:style-name="P2"/>
      <text:p text:style-name="P2">V Milči, dne 4.6.2014</text:p>
      <text:p text:style-name="P2"/>
      <text:p text:style-name="P2"/>
      <text:p text:style-name="P2"><text:tab/><text:tab/><text:tab/><text:tab/><text:tab/><text:tab/><text:tab/><text:span text:style-name="T1">Mgr. Kateřina Kohoutová</text:span></text:p>
      <text:p text:style-name="P2"><text:tab/><text:tab/><text:tab/><text:tab/><text:tab/><text:tab/><text:tab/><text:span text:style-name="T1">ředitelka škol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4T16:46:01.488000000</meta:creation-date>
    <meta:generator>LibreOffice/4.2.2.1$Windows_x86 LibreOffice_project/3be8cda0bddd8e430d8cda1ebfd581265cca5a0f</meta:generator>
    <dc:date>2014-06-04T17:10:31.159000000</dc:date>
    <meta:editing-duration>PT3M55S</meta:editing-duration>
    <meta:editing-cycles>3</meta:editing-cycles>
    <meta:document-statistic meta:table-count="0" meta:image-count="0" meta:object-count="0" meta:page-count="1" meta:paragraph-count="6" meta:word-count="79" meta:character-count="515" meta:non-whitespace-character-count="427"/>
  </office:meta>
</office:document-meta>
</file>